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8d9c" officeooo:paragraph-rsid="00048d9c"/>
    </style:style>
    <style:style style:name="P2" style:family="paragraph" style:parent-style-name="Standard">
      <style:text-properties fo:font-size="20pt" fo:font-weight="bold" officeooo:rsid="00048d9c" officeooo:paragraph-rsid="00048d9c" style:font-size-asian="20pt" style:font-weight-asian="bold" style:font-size-complex="20pt" style:font-weight-complex="bold"/>
    </style:style>
    <style:style style:name="T1" style:family="text">
      <style:text-properties fo:color="#d4d4d4" style:font-name="Droid Sans Mono" fo:font-size="10.5pt" fo:font-weight="normal" fo:background-color="#1e1e1e" loext:char-shading-value="0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4 – Sudoku solver</text:p>
      <text:p text:style-name="P1">Siri Mykland</text:p>
      <text:p text:style-name="P1"/>
      <text:p text:style-name="P1">Sudoku board: <text:span text:style-name="T2">EASY</text:span></text:p>
      <text:p text:style-name="P1"/>
      <text:p text:style-name="P1">7 8 4 | 9 3 2 | 1 5 6 </text:p>
      <text:p text:style-name="P1">6 1 9 | 4 8 5 | 3 2 7 </text:p>
      <text:p text:style-name="P1">2 3 5 | 1 7 6 | 4 8 9 </text:p>
      <text:p text:style-name="P1">------+-------+------</text:p>
      <text:p text:style-name="P1">5 7 8 | 2 6 1 | 9 3 4 </text:p>
      <text:p text:style-name="P1">3 4 1 | 8 9 7 | 5 6 2 </text:p>
      <text:p text:style-name="P1">9 2 6 | 5 4 3 | 8 7 1 </text:p>
      <text:p text:style-name="P1">------+-------+------</text:p>
      <text:p text:style-name="P1">4 5 3 | 7 2 9 | 6 1 8 </text:p>
      <text:p text:style-name="P1">8 6 2 | 3 1 4 | 7 9 5 </text:p>
      <text:p text:style-name="P1">1 9 7 | 6 5 8 | 2 4 3 </text:p>
      <text:p text:style-name="P1">* backtrack() was called 1 times.</text:p>
      <text:p text:style-name="P1">* backtrack() failed 0 times.</text:p>
      <text:p text:style-name="P1"/>
      <text:p text:style-name="P1"/>
      <text:p text:style-name="P1">Sudoku board: <text:span text:style-name="T2">MEDIUM</text:span></text:p>
      <text:p text:style-name="P1"/>
      <text:p text:style-name="P1">8 7 5 | 9 3 6 | 1 4 2 </text:p>
      <text:p text:style-name="P1">1 6 9 | 7 2 4 | 3 8 5 </text:p>
      <text:p text:style-name="P1">2 4 3 | 8 5 1 | 6 7 9 </text:p>
      <text:p text:style-name="P1">------+-------+------</text:p>
      <text:p text:style-name="P1">4 5 2 | 6 9 7 | 8 3 1 </text:p>
      <text:p text:style-name="P1">9 8 6 | 4 1 3 | 2 5 7 </text:p>
      <text:p text:style-name="P1">7 3 1 | 5 8 2 | 9 6 4 </text:p>
      <text:p text:style-name="P1">------+-------+------</text:p>
      <text:p text:style-name="P1">5 1 7 | 3 6 9 | 4 2 8 </text:p>
      <text:p text:style-name="P1">6 2 8 | 1 4 5 | 7 9 3 </text:p>
      <text:p text:style-name="P1">3 9 4 | 2 7 8 | 5 1 6 </text:p>
      <text:p text:style-name="P1">* backtrack() was called 1 times.</text:p>
      <text:p text:style-name="P1">* backtrack() failed 0 times.</text:p>
      <text:p text:style-name="P1"/>
      <text:p text:style-name="P1"/>
      <text:p text:style-name="P1">Sudoku board: <text:span text:style-name="T2">HARD</text:span></text:p>
      <text:p text:style-name="P1"/>
      <text:p text:style-name="P1">1 5 2 | 3 4 6 | 8 9 7 </text:p>
      <text:p text:style-name="P1">4 3 7 | 1 8 9 | 6 5 2 </text:p>
      <text:p text:style-name="P1">6 8 9 | 5 7 2 | 3 1 4 </text:p>
      <text:p text:style-name="P1">------+-------+------</text:p>
      <text:p text:style-name="P1">8 2 1 | 6 3 7 | 9 4 5 </text:p>
      <text:p text:style-name="P1">5 4 3 | 8 9 1 | 7 2 6 </text:p>
      <text:p text:style-name="P1">9 7 6 | 4 2 5 | 1 8 3 </text:p>
      <text:p text:style-name="P1">------+-------+------</text:p>
      <text:p text:style-name="P1">7 9 8 | 2 5 3 | 4 6 1 </text:p>
      <text:p text:style-name="P1">3 6 5 | 9 1 4 | 2 7 8 </text:p>
      <text:p text:style-name="P1">2 1 4 | 7 6 8 | 5 3 9 </text:p>
      <text:p text:style-name="P1">* backtrack() was called 1 times.</text:p>
      <text:p text:style-name="P1">* backtrack() failed 3 times.</text:p>
      <text:p text:style-name="P1"><text:soft-page-break/></text:p>
      <text:p text:style-name="P1"/>
      <text:p text:style-name="P1">Sudoku board: <text:span text:style-name="T2">VERYHARD</text:span></text:p>
      <text:p text:style-name="P1"/>
      <text:p text:style-name="P1">4 3 1 | 8 6 7 | 9 2 5 </text:p>
      <text:p text:style-name="P1">6 5 2 | 4 9 1 | 3 8 7 </text:p>
      <text:p text:style-name="P1">8 9 7 | 5 3 2 | 1 6 4 </text:p>
      <text:p text:style-name="P1">------+-------+------</text:p>
      <text:p text:style-name="P1">3 8 4 | 9 7 6 | 5 1 2 </text:p>
      <text:p text:style-name="P1">5 1 9 | 2 8 4 | 7 3 6 </text:p>
      <text:p text:style-name="P1">2 7 6 | 3 1 5 | 8 4 9 </text:p>
      <text:p text:style-name="P1">------+-------+------</text:p>
      <text:p text:style-name="P1">9 4 3 | 7 2 8 | 6 5 1 </text:p>
      <text:p text:style-name="P1">7 6 5 | 1 4 3 | 2 9 8 </text:p>
      <text:p text:style-name="P1">1 2 8 | 6 5 9 | 4 7 3 </text:p>
      <text:p text:style-name="P1">* backtrack() was called 1 times.</text:p>
      <text:p text:style-name="P1">* backtrack() failed 27 tim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0:25:26.952428920</meta:creation-date>
    <dc:date>2019-10-24T20:27:53.558792189</dc:date>
    <meta:editing-duration>PT2M27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58" meta:word-count="482" meta:character-count="1327" meta:non-whitespace-character-count="882"/>
  </office:meta>
</office:document-meta>
</file>